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brano">
      <style:text-properties fo:background-color="#ffcc99"/>
    </style:style>
    <style:style style:name="P5" style:family="paragraph" style:parent-style-name="brano">
      <style:text-properties fo:font-weight="bold" fo:background-color="#ffcc99" style:font-weight-asian="bold" style:font-weight-complex="bold"/>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fo:background-color="#ffcc99" style:font-weight-asian="bold" style:font-weight-complex="bold"/>
    </style:style>
    <style:style style:name="T4" style:family="text">
      <style:text-properties fo:background-color="#ffcc9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Emilio Canzi</text:p>
      <text:p text:style-name="P1">Emilio Canzi è nato a Piacenza il 14/3/1893, dopo aver frequentato le scuole elementari andò a lavorare presso una ditta di Piacenza la “Tadini e Verza”. Per il momento nessuno avrebbe immaginato che lui sarebbe diventato il grande Canzi. Dovette partire per le armi e fu arruolato nei Bersaglieri partecipando alla guerra in Libia, poi in fanteria. Tornò decorato con la croce di guerra, ma in questo periodo era avvenuta una trasformazione in lui: era diventato un militante anarchico, dirigente dell'Unione Anarchica Piacentina. Qui inizia il suo scontro con i fascisti e quando Argo Secondari fondò l'associazione degli Arditi del Popolo lui fu uno dei primi ad arruolarsi. A Piacenza la roccaforte degli Arditi del Popolo era il quartiere popolare <text:span text:style-name="T1">Cantarana</text:span>. Canzi diventa un istruttore, vista la sua esperienza, degli arditi del popolo. Per un po' la gente del quartiere Cantarana riesce eroicamente a respingere le squadre dei fascisti poi però queste erano meglio armate e avevano l'appoggio della polizia che arrestava le persone che riuscivano a difendersi e lasciava impuniti i fascisti che bastonavano e ammazzavano in una serie infinita di aggressioni e distruzione. </text:p>
      <text:p text:style-name="P4">Alle 18 un gruppo di squadristi tenta una sortita nel quartiere popolare di via Taverna ma deve fare dietrofront sotto i colpi d'arma da fuoco, sparati dalle case. Alle 23 i fascisti ci riprovano, stavolta sono più numerosi e accompagnati dai Reali Carabinieri, vanno all'assalto della cooperativa di Via Taverna. I militanti di sinistra, che si trovano all'interno abbandonano i locali senza resistere, la Cooperativa viene invasa e messa sottosopra Tratto da <text:span text:style-name="T2">Morte alla Morte Arditi del Popolo a Piacenza 1921-1922 di Ivano Tagliaferri.</text:span></text:p>
      <text:p text:style-name="P5"/>
      <text:p text:style-name="P1">Canzi è costretto a scappare prima in Francia e poi in Spagna dove si arruolerà per combattere contro Franco.</text:p>
      <text:p text:style-name="brano"><text:span text:style-name="T4">In Aragona le colonne anarchiche non si limitano soltanto a combattere: danno vita ad un grandioso esperimento rivoluzionario e libertario. Le terre dei latifondisti e dei ricchi agricoltori vengono confiscate e ridistribuite ai contadini ed ai braccianti, che si organizzano in Comuni agricole. La scelta di far parte della Comune non è obbligatoria: chi non vuole si può fare assegnare un appezzamento di terra che può coltivare lui stesso servendosi solo dell'aiuto della sua famiglia. Simone Weil giovane miliziana della Colonna Durruti, ricorda anziani contadini, con il volto segnato dalla sfruttamento e dalle umiliazioni, che piangono lacrime di emozione e di gioia. Brano tratto da: </text:span><text:span text:style-name="T3">Il Colonnello Anarchico di Ivano Tagliaferri</text:span></text:p>
      <text:p text:style-name="Standard"/>
      <text:p text:style-name="P1">Bellizzi, quando capitava l'occasione giusta, non mancava di raccontare un episodio avvenuto tra monsignor Civardi e Canzi. Verso la fine di ottobre del 1944 monsignor Civardi di recò al Comando per parlare con il Comandante Canzi. Questi lo ricevette ed ascoltò senza indugio e cortesemente [don Civardi] gli chiedeva di proibire a Don Borea, cappellano della divisione di Prati, di stare tra i suoi partigiani. Canzi rimase stupito a tale proposta, si fece serio e rispose seccato: “Povero diavolo, ora che ha un pezzo di pane glielo volete togliere?”. E rivolto e Bellizzi disse ancora: “Paolo dì a don Bruschi che don Borea rimane al suo posto”. Da allora monsignor Civardi di rivolse a Canzi sempre tramite mio.</text:p>
      <text:p text:style-name="P1"/>
      <text:p text:style-name="P1">A proposito di denunce e di delazioni, ricordo un episodio: un giorno il Comandante Canzi, del quale io godevo la massima fiducia, mi mandò a Pianello per portare delle comunicazioni riservate e dei soldi al Comandante Fausto. Il Parroco di Pianello, zio di Mons. Castagnetti, mi pregò di andare a trovare a Montalbo Mons. menzani, che viveva appartato. Lungo la strada parlai col Paroco di Montalbo, don Rossi che mi faceva compagnia e che sapevo essere uun sicuro antifascista: fu così che si parlò della nobile personalità di Canzi, il quale non soltanto era rispettoso verso il vescovo, ma aveva la delicatezza di passare a me, don Bruschi, le denuncie che gli giungevano contro qualche prete o parroco, causate talvolta da beghe e da vendete personali. Fu così che potei difendre il Paroco di padri, don Egidio Costella, quello di Castellana, don Alberto Gherardi e quello di Gropparello, don Giusepe Dalla Noce.</text:p>
      <text:p text:style-name="P1">Brani tratti da La resistenza piacentina e la figura di Paolo Bellizzi</text:p>
      <text:p text:style-name="P1">(memorie e testimonianze di don Giovanni Bruschi Cappellano Capo della XIII Zona) </text:p>
      <text:p text:style-name="P1">di don Giovanni Bruschi</text:p>
      <text:p text:style-name="P1">editrice Vicolo del Pavon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Nimbus Roman No9 L" svg:font-family="'Nimbus Roman No9 L'" style:font-family-generic="roman"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it" fo:country="IT" style:font-name-asian="DejaVu Sans" style:font-size-asian="12pt" style:language-asian="it" style:country-asian="IT" style:font-name-complex="DejaVu Sans"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Bitstream Vera Sans" fo:font-size="10pt"/>
    </style:style>
    <style:style style:name="Text_20_body" style:display-name="Text body" style:family="paragraph" style:parent-style-name="Standard" style:class="text">
      <style:paragraph-properties fo:margin-top="0cm" fo:margin-bottom="0.212cm" style:contextual-spacing="false"/>
    </style:style>
    <style:style style:name="First_20_line_20_indent" style:display-name="First line indent" style:family="paragraph" style:parent-style-name="Text_20_body" style:class="text">
      <style:paragraph-properties fo:margin-left="0cm" fo:margin-right="0cm" fo:text-align="justify" style:justify-single-word="false" fo:text-indent="0.499cm" style:auto-text-indent="false"/>
      <style:text-properties style:font-name="Bitstream Vera Sans" fo:font-size="10pt"/>
    </style:style>
    <style:style style:name="Hanging_20_indent" style:display-name="Hanging indent" style:family="paragraph" style:parent-style-name="Text_20_body" style:class="text">
      <style:paragraph-properties fo:margin-left="1cm" fo:margin-right="0cm" fo:text-align="justify" style:justify-single-word="false" fo:text-indent="-0.499cm" style:auto-text-indent="false">
        <style:tab-stops>
          <style:tab-stop style:position="0cm"/>
        </style:tab-stops>
      </style:paragraph-properties>
      <style:text-properties style:font-name="Bitstream Vera Sans" fo:font-size="10pt"/>
    </style:style>
    <style:style style:name="Text_20_body_20_indent" style:display-name="Text body indent" style:family="paragraph" style:parent-style-name="Text_20_body" style:class="text">
      <style:paragraph-properties fo:margin-left="0.499cm" fo:margin-right="0cm" fo:text-align="justify" style:justify-single-word="false" fo:text-indent="0cm" style:auto-text-indent="false"/>
      <style:text-properties style:font-name="Bitstream Vera San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dirizzo" style:family="paragraph" style:parent-style-name="Standard" style:class="text">
      <style:paragraph-properties fo:text-align="end" style:justify-single-word="false"/>
      <style:text-properties style:font-name="Bitstream Vera Sans1" fo:font-size="10pt" fo:font-weight="bold" style:font-size-asian="10pt" style:font-weight-asian="bold" style:font-size-complex="10pt" style:font-weight-complex="bold"/>
    </style:style>
    <style:style style:name="brano" style:family="paragraph" style:parent-style-name="Standard" style:class="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 LibreOffice_project/400m0$Build-2</meta:generator>
    <meta:initial-creator>Attilio Bongiorni</meta:initial-creator>
    <meta:creation-date>2008-03-25T08:39:26</meta:creation-date>
    <dc:date>2010-10-31T16:01:33.44</dc:date>
    <dc:language>it-IT</dc:language>
    <meta:editing-cycles>23</meta:editing-cycles>
    <meta:editing-duration>PT07H57M47S</meta:editing-duration>
    <dc:creator>Museo Della Resistenza Piacentina</dc:creator>
    <meta:document-statistic meta:table-count="0" meta:image-count="0" meta:object-count="0" meta:page-count="1" meta:paragraph-count="11" meta:word-count="703" meta:character-count="4409" meta:non-whitespace-character-count="3715"/>
    <meta:user-defined meta:name="Info 1"/>
    <meta:user-defined meta:name="Info 2"/>
    <meta:user-defined meta:name="Info 3"/>
    <meta:user-defined meta:name="Info 4"/>
    <meta:template xlink:type="simple" xlink:actuate="onRequest" xlink:title="PecoraraStd" xlink:href="../../Documenti/paradox/anpiDB/Documenti/.openoffice.org2/user/template/PecoraraStd.ott" meta:date="2008-03-25T08:39:24"/>
  </office:meta>
</office:document-meta>
</file>